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.667cm" svg:height="1.27cm" svg:x="12.43cm" svg:y="10.398cm">
          <text:p text:style-name="P1"><text:span text:style-name="T1">Follow</text:span></text:p>
          <text:p text:style-name="P1"><text:span text:style-name="T1">Bal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" draw:id="id4" draw:layer="layout" svg:width="3.429cm" svg:height="1.651cm" svg:x="4.048cm" svg:y="12.938cm">
          <text:p text:style-name="P1"><text:span text:style-name="T1">Stand in</text:span></text:p>
          <text:p text:style-name="P1"><text:span text:style-name="T1">Front of Bal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1" draw:id="id1" draw:layer="layout" svg:width="1.524cm" svg:height="1.143cm" svg:x="4.556cm" svg:y="9.89cm">
          <text:p text:style-name="P1"><text:span text:style-name="T1">Kick</text:span></text:p>
          <text:p text:style-name="P1"><text:span text:style-name="T1">Bal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5" draw:id="id5" draw:layer="layout" svg:width="3.937cm" svg:height="1.778cm" svg:x="3.413cm" svg:y="15.732cm">
          <text:p text:style-name="P1"><text:span text:style-name="T1">Circle Away</text:span></text:p>
          <text:p text:style-name="P1"><text:span text:style-name="T1">from Own Goa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" draw:id="id3" draw:layer="layout" svg:width="3.048cm" svg:height="1.651cm" svg:x="9.128cm" svg:y="16.113cm">
          <text:p text:style-name="P1"><text:span text:style-name="T1">Check Team</text:span></text:p>
          <text:p text:style-name="P1"><text:span text:style-name="T1">Goa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2" draw:id="id2" draw:layer="layout" svg:width="1.651cm" svg:height="1.143cm" svg:x="7.731cm" svg:y="11.541cm">
          <text:p text:style-name="P1"><text:span text:style-name="T1">Get Up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svg:x1="6.08cm" svg:y1="10.461cm" svg:x2="7.731cm" svg:y2="12.112cm" draw:start-shape="id1" draw:start-glue-point="10" draw:end-shape="id2" draw:end-glue-point="6" svg:d="m6080 10461c1239 0 414 1651 1651 1651">
          <text:p/>
        </draw:connector>
        <draw:connector draw:style-name="gr2" draw:text-style-name="P1" draw:layer="layout" draw:type="curve" svg:x1="9.128cm" svg:y1="16.939cm" svg:x2="6.975cm" svg:y2="14.348cm" draw:start-shape="id3" draw:start-glue-point="6" draw:end-shape="id4" draw:end-glue-point="9" svg:d="m9128 16939c-1436 0-2153-863-2153-2591">
          <text:p/>
        </draw:connector>
        <draw:connector draw:style-name="gr2" draw:text-style-name="P1" draw:layer="layout" draw:type="curve" svg:x1="5.763cm" svg:y1="12.938cm" svg:x2="5.318cm" svg:y2="11.033cm" draw:start-shape="id4" draw:start-glue-point="4" draw:end-shape="id1" draw:end-glue-point="8" svg:d="m5763 12938c0-1429-445-477-445-1905">
          <text:p/>
        </draw:connector>
        <draw:connector draw:style-name="gr2" draw:text-style-name="P1" draw:layer="layout" draw:type="curve" svg:x1="7.477cm" svg:y1="13.764cm" svg:x2="7.972cm" svg:y2="12.517cm" draw:start-shape="id4" draw:start-glue-point="10" draw:end-shape="id2" draw:end-glue-point="7" svg:d="m7477 13764c330 0 495-415 495-1247">
          <text:p/>
        </draw:connector>
        <draw:connector draw:style-name="gr2" draw:text-style-name="P1" draw:layer="layout" draw:type="curve" svg:x1="9.574cm" svg:y1="17.523cm" svg:x2="6.774cm" svg:y2="17.25cm" draw:start-shape="id3" draw:start-glue-point="7" draw:end-shape="id5" draw:end-glue-point="9" svg:d="m9574 17523c0 1113-2800 1249-2800-273">
          <text:p/>
        </draw:connector>
        <draw:connector draw:style-name="gr2" draw:text-style-name="P1" draw:layer="layout" draw:type="curve" svg:x1="5.382cm" svg:y1="15.732cm" svg:x2="4.55cm" svg:y2="14.348cm" draw:start-shape="id5" draw:start-glue-point="4" draw:end-shape="id4" draw:end-glue-point="7" svg:d="m5382 15732c0-856-832-165-832-1384">
          <text:p/>
        </draw:connector>
        <draw:connector draw:style-name="gr2" draw:text-style-name="P1" draw:layer="layout" draw:type="curve" svg:x1="7.35cm" svg:y1="16.621cm" svg:x2="8.557cm" svg:y2="12.684cm" draw:start-shape="id5" draw:start-glue-point="10" draw:end-shape="id2" draw:end-glue-point="8" svg:d="m7350 16621c805 0 1207-1312 1207-3937">
          <text:p/>
        </draw:connector>
        <draw:custom-shape draw:style-name="gr1" draw:text-style-name="P2" xml:id="id6" draw:id="id6" draw:layer="layout" svg:width="2.794cm" svg:height="1.905cm" svg:x="7.17cm" svg:y="7.096cm">
          <text:p text:style-name="P1"><text:span text:style-name="T1">Track Ball</text:span></text:p>
          <text:p text:style-name="P1"><text:span text:style-name="T1">Machin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svg:x1="3.413cm" svg:y1="16.621cm" svg:x2="7.17cm" svg:y2="8.049cm" draw:start-shape="id5" draw:start-glue-point="6" draw:end-shape="id6" draw:end-glue-point="6" svg:d="m3413 16621c-753 0-2631-8572 3757-8572">
          <text:p/>
        </draw:connector>
        <draw:connector draw:style-name="gr2" draw:text-style-name="P1" draw:layer="layout" draw:type="curve" svg:x1="4.048cm" svg:y1="13.764cm" svg:x2="7.17cm" svg:y2="8.049cm" draw:start-shape="id4" draw:start-glue-point="6" draw:end-shape="id6" draw:end-glue-point="6" svg:d="m4048 13764c-753 0-2314-5715 3122-5715">
          <text:p/>
        </draw:connector>
        <draw:connector draw:style-name="gr2" draw:text-style-name="P1" draw:layer="layout" draw:type="curve" svg:x1="5.318cm" svg:y1="9.89cm" svg:x2="7.17cm" svg:y2="8.049cm" draw:start-shape="id1" draw:start-glue-point="4" draw:end-shape="id6" draw:end-glue-point="6" svg:d="m5318 9890c0-1228 617-1841 1852-1841">
          <text:p/>
        </draw:connector>
        <draw:custom-shape draw:style-name="gr1" draw:text-style-name="P2" xml:id="id8" draw:id="id8" draw:layer="layout" svg:width="2.159cm" svg:height="1.397cm" svg:x="12.684cm" svg:y="12.684cm">
          <text:p text:style-name="P2">Aim at</text:p>
          <text:p text:style-name="P2">Goal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2" draw:text-style-name="P1" draw:layer="layout" draw:type="curve" svg:x1="9.964cm" svg:y1="8.049cm" svg:x2="13.763cm" svg:y2="10.398cm" draw:start-shape="id6" draw:start-glue-point="10" draw:end-shape="id7" draw:end-glue-point="4" svg:d="m9964 8049c2533 0 3799 783 3799 2349">
          <text:p/>
        </draw:connector>
        <draw:connector draw:style-name="gr2" draw:text-style-name="P1" draw:layer="layout" draw:type="curve" svg:x1="10.652cm" svg:y1="16.113cm" svg:x2="9.382cm" svg:y2="12.112cm" draw:start-shape="id3" draw:start-glue-point="4" draw:end-shape="id2" draw:end-glue-point="10" svg:d="m10652 16113c0-2668-423-4001-1270-4001">
          <text:p/>
        </draw:connector>
        <draw:connector draw:style-name="gr2" draw:text-style-name="P1" draw:layer="layout" draw:type="curve" svg:x1="12.43cm" svg:y1="11.033cm" svg:x2="9.382cm" svg:y2="12.112cm" draw:start-shape="id7" draw:start-glue-point="6" draw:end-shape="id2" draw:end-glue-point="10" svg:d="m12430 11033c-2286 0-762 1079-3048 1079">
          <text:p/>
        </draw:connector>
        <draw:connector draw:style-name="gr2" draw:text-style-name="P1" draw:layer="layout" draw:type="curve" svg:x1="13.763cm" svg:y1="11.668cm" svg:x2="13.764cm" svg:y2="12.684cm" draw:start-shape="id7" draw:start-glue-point="8" draw:end-shape="id8" draw:end-glue-point="4" svg:d="m13763 11668c0 762 1 254 1 1016">
          <text:p/>
        </draw:connector>
        <draw:connector draw:style-name="gr2" draw:text-style-name="P1" draw:layer="layout" draw:type="curve" svg:x1="12.684cm" svg:y1="13.383cm" svg:x2="9.382cm" svg:y2="12.112cm" draw:start-shape="id8" draw:start-glue-point="6" draw:end-shape="id2" draw:end-glue-point="10" svg:d="m12684 13383c-2476 0-826-1271-3302-1271">
          <text:p/>
        </draw:connector>
        <draw:connector draw:style-name="gr2" draw:text-style-name="P1" draw:layer="layout" draw:type="curve" svg:x1="13.764cm" svg:y1="14.081cm" svg:x2="12.176cm" svg:y2="16.939cm" draw:start-shape="id8" draw:start-glue-point="8" draw:end-shape="id3" draw:end-glue-point="10" svg:d="m13764 14081c0 1906-529 2858-1588 2858">
          <text:p/>
        </draw:connector>
        <draw:connector draw:style-name="gr2" draw:text-style-name="P1" draw:layer="layout" draw:type="curve" draw:line-skew="0.328cm 0.287cm" svg:x1="14.843cm" svg:y1="13.383cm" svg:x2="9.555cm" svg:y2="7.375cm" draw:start-shape="id8" draw:start-glue-point="10" draw:end-shape="id6" draw:end-glue-point="11" svg:d="m14843 13383c1243 0 1036-3251-596-4939s-4692-1810-4692-1069">
          <text:p/>
        </draw:connector>
        <draw:connector draw:style-name="gr2" draw:text-style-name="P1" draw:layer="layout" draw:type="curve" draw:line-skew="0.802cm" svg:x1="12.82cm" svg:y1="10.584cm" svg:x2="9.555cm" svg:y2="8.722cm" draw:start-shape="id7" draw:start-glue-point="5" draw:end-shape="id6" draw:end-glue-point="9" svg:d="m12820 10584c0-123-3265 808-3265-1862">
          <text:p/>
        </draw:connector>
        <draw:connector draw:style-name="gr2" draw:text-style-name="P1" draw:layer="layout" draw:type="curve" draw:line-skew="0.312cm" svg:x1="7.579cm" svg:y1="8.722cm" svg:x2="8.557cm" svg:y2="11.541cm" draw:start-shape="id6" draw:start-glue-point="7" draw:end-shape="id2" draw:end-glue-point="4" svg:d="m7579 8722c0 2791 978 1382 978 2819">
          <text:p/>
        </draw:connector>
        <draw:connector draw:style-name="gr2" draw:text-style-name="P1" draw:layer="layout" draw:type="curve" draw:line-skew="-0.704cm" svg:x1="8.557cm" svg:y1="11.541cm" svg:x2="7.579cm" svg:y2="8.722cm" draw:start-shape="id2" draw:start-glue-point="4" draw:end-shape="id6" draw:end-glue-point="7" svg:d="m8557 11541c0-2961-978-1552-978-28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09:15:08</meta:creation-date>
    <dc:date>2012-12-08T14:49:50</dc:date>
    <meta:editing-duration>PT1H57M21S</meta:editing-duration>
    <meta:editing-cycles>11</meta:editing-cycles>
    <meta:generator>LibreOffice/3.5$Linux_x86 LibreOffice_project/350m1$Build-2</meta:generator>
    <meta:document-statistic meta:object-count="28"/>
  </office:meta>
</office:document-meta>
</file>